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Ноль шкалы</text:p>
          </table:table-cell>
          <table:table-cell office:value-type="string" calcext:value-type="string">
            <text:p>0.050мм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френель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z, cm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.1" calcext:value-type="float">
            <text:p>45.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.5" calcext:value-type="float">
            <text:p>47.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.7" calcext:value-type="float">
            <text:p>46.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.2" calcext:value-type="float">
            <text:p>46.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.9" calcext:value-type="float">
            <text:p>45.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=0.3mm</text:p>
          </table:table-cell>
          <table:table-cell office:value-type="string" calcext:value-type="string">
            <text:p>b’=0.274m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фраунгофер</text:p>
          </table:table-cell>
          <table:table-cell table:number-columns-repeated="9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-43" calcext:value-type="float">
            <text:p>-43</text:p>
          </table:table-cell>
          <table:table-cell office:value-type="float" office:value="-29" calcext:value-type="float">
            <text:p>-29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x0.02mm</text:p>
          </table:table-cell>
        </table:table-row>
        <table:table-row table:style-name="ro1">
          <table:table-cell office:value-type="string" calcext:value-type="string">
            <text:p>B=0.223m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фраунгофер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0=0,086m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=11.0cm</text:p>
          </table:table-cell>
          <table:table-cell office:value-type="string" calcext:value-type="string">
            <text:p>F2=12.8c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Г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0=0.093m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tated: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x0.02mm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09:06:01.349068644</meta:creation-date>
    <dc:date>2021-03-25T11:13:39.592281151</dc:date>
    <meta:editing-duration>PT5M27S</meta:editing-duration>
    <meta:editing-cycles>1</meta:editing-cycles>
    <meta:generator>LibreOffice/6.4.5.2$Linux_X86_64 LibreOffice_project/40$Build-2</meta:generator>
    <meta:document-statistic meta:table-count="1" meta:cell-count="52" meta:object-count="0"/>
  </office:meta>
</office:document-meta>
</file>